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56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50"/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5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006">
            <text:p>1.006,00 </text:p>
          </table:table-cell>
          <table:table-cell office:value-type="float" office:value="1005">
            <text:p>1.005,00 </text:p>
          </table:table-cell>
          <table:table-cell office:value-type="float" office:value="1006.04">
            <text:p>1.006,04 </text:p>
          </table:table-cell>
          <table:table-cell office:value-type="float" office:value="1032.35">
            <text:p>1.032,35 </text:p>
          </table:table-cell>
          <table:table-cell office:value-type="float" office:value="1011.35">
            <text:p>1.011,35 </text:p>
          </table:table-cell>
          <table:table-cell/>
          <table:table-cell table:style-name="ce2" office:value-type="date" office:date-value="2010-03-31T23:38:00">
            <text:p>31/03/10 23:38</text:p>
          </table:table-cell>
        </table:table-row>
        <table:table-row table:style-name="ro1">
          <table:table-cell office:value-type="float" office:value="1009.69">
            <text:p>1.009,69 </text:p>
          </table:table-cell>
          <table:table-cell office:value-type="float" office:value="1000">
            <text:p>1.000,00 </text:p>
          </table:table-cell>
          <table:table-cell office:value-type="float" office:value="985.31">
            <text:p>985,31 </text:p>
          </table:table-cell>
          <table:table-cell office:value-type="float" office:value="1001">
            <text:p>1.001,00 </text:p>
          </table:table-cell>
          <table:table-cell office:value-type="float" office:value="987.81">
            <text:p>987,81 </text:p>
          </table:table-cell>
          <table:table-cell table:number-columns-repeated="2"/>
        </table:table-row>
        <table:table-row table:style-name="ro1">
          <table:table-cell office:value-type="float" office:value="1033.68">
            <text:p>1.033,68 </text:p>
          </table:table-cell>
          <table:table-cell office:value-type="float" office:value="1001">
            <text:p>1.001,00 </text:p>
          </table:table-cell>
          <table:table-cell office:value-type="float" office:value="1000">
            <text:p>1.000,00 </text:p>
          </table:table-cell>
          <table:table-cell office:value-type="float" office:value="1016.9">
            <text:p>1.016,90 </text:p>
          </table:table-cell>
          <table:table-cell office:value-type="float" office:value="1033.01">
            <text:p>1.033,01 </text:p>
          </table:table-cell>
          <table:table-cell table:number-columns-repeated="2"/>
        </table:table-row>
        <table:table-row table:style-name="ro1">
          <table:table-cell office:value-type="float" office:value="1051.89">
            <text:p>1.051,89 </text:p>
          </table:table-cell>
          <table:table-cell office:value-type="float" office:value="1031">
            <text:p>1.031,00 </text:p>
          </table:table-cell>
          <table:table-cell office:value-type="float" office:value="1027">
            <text:p>1.027,00 </text:p>
          </table:table-cell>
          <table:table-cell office:value-type="float" office:value="1026.36">
            <text:p>1.026,36 </text:p>
          </table:table-cell>
          <table:table-cell office:value-type="float" office:value="1005.77">
            <text:p>1.005,77 </text:p>
          </table:table-cell>
          <table:table-cell table:number-columns-repeated="2"/>
        </table:table-row>
        <table:table-row table:style-name="ro1">
          <table:table-cell office:value-type="float" office:value="963.31">
            <text:p>963,31 </text:p>
          </table:table-cell>
          <table:table-cell office:value-type="float" office:value="993.69">
            <text:p>993,69 </text:p>
          </table:table-cell>
          <table:table-cell office:value-type="float" office:value="1022.02">
            <text:p>1.022,02 </text:p>
          </table:table-cell>
          <table:table-cell office:value-type="float" office:value="990.05">
            <text:p>990,05 </text:p>
          </table:table-cell>
          <table:table-cell office:value-type="float" office:value="968.85">
            <text:p>968,85 </text:p>
          </table:table-cell>
          <table:table-cell table:number-columns-repeated="2"/>
        </table:table-row>
        <table:table-row table:style-name="ro1">
          <table:table-cell office:value-type="float" office:value="1021">
            <text:p>1.021,00 </text:p>
          </table:table-cell>
          <table:table-cell office:value-type="float" office:value="1023.78">
            <text:p>1.023,78 </text:p>
          </table:table-cell>
          <table:table-cell office:value-type="float" office:value="1020">
            <text:p>1.020,00 </text:p>
          </table:table-cell>
          <table:table-cell office:value-type="float" office:value="1046.87">
            <text:p>1.046,87 </text:p>
          </table:table-cell>
          <table:table-cell office:value-type="float" office:value="1009.24">
            <text:p>1.009,24 </text:p>
          </table:table-cell>
          <table:table-cell table:number-columns-repeated="2"/>
        </table:table-row>
        <table:table-row table:style-name="ro1">
          <table:table-cell office:value-type="float" office:value="981.37">
            <text:p>981,37 </text:p>
          </table:table-cell>
          <table:table-cell office:value-type="float" office:value="1010.28">
            <text:p>1.010,28 </text:p>
          </table:table-cell>
          <table:table-cell office:value-type="float" office:value="990.56">
            <text:p>990,56 </text:p>
          </table:table-cell>
          <table:table-cell office:value-type="float" office:value="990.46">
            <text:p>990,46 </text:p>
          </table:table-cell>
          <table:table-cell office:value-type="float" office:value="954.43">
            <text:p>954,43 </text:p>
          </table:table-cell>
          <table:table-cell table:number-columns-repeated="2"/>
        </table:table-row>
        <table:table-row table:style-name="ro1">
          <table:table-cell office:value-type="float" office:value="987.4">
            <text:p>987,40 </text:p>
          </table:table-cell>
          <table:table-cell office:value-type="float" office:value="994.03">
            <text:p>994,03 </text:p>
          </table:table-cell>
          <table:table-cell office:value-type="float" office:value="990.67">
            <text:p>990,67 </text:p>
          </table:table-cell>
          <table:table-cell office:value-type="float" office:value="1025.03">
            <text:p>1.025,03 </text:p>
          </table:table-cell>
          <table:table-cell office:value-type="float" office:value="1048.18">
            <text:p>1.048,18 </text:p>
          </table:table-cell>
          <table:table-cell table:number-columns-repeated="2"/>
        </table:table-row>
        <table:table-row table:style-name="ro1">
          <table:table-cell office:value-type="float" office:value="1030.14">
            <text:p>1.030,14 </text:p>
          </table:table-cell>
          <table:table-cell office:value-type="float" office:value="1034.07">
            <text:p>1.034,07 </text:p>
          </table:table-cell>
          <table:table-cell office:value-type="float" office:value="973.01">
            <text:p>973,01 </text:p>
          </table:table-cell>
          <table:table-cell office:value-type="float" office:value="994.89">
            <text:p>994,89 </text:p>
          </table:table-cell>
          <table:table-cell office:value-type="float" office:value="973.62">
            <text:p>973,62 </text:p>
          </table:table-cell>
          <table:table-cell table:number-columns-repeated="2"/>
        </table:table-row>
        <table:table-row table:style-name="ro1">
          <table:table-cell office:value-type="float" office:value="1024.88">
            <text:p>1.024,88 </text:p>
          </table:table-cell>
          <table:table-cell office:value-type="float" office:value="967.38">
            <text:p>967,38 </text:p>
          </table:table-cell>
          <table:table-cell office:value-type="float" office:value="1018.81">
            <text:p>1.018,81 </text:p>
          </table:table-cell>
          <table:table-cell office:value-type="float" office:value="984">
            <text:p>984,00 </text:p>
          </table:table-cell>
          <table:table-cell office:value-type="float" office:value="1035.11">
            <text:p>1.035,11 </text:p>
          </table:table-cell>
          <table:table-cell table:number-columns-repeated="2"/>
        </table:table-row>
        <table:table-row table:style-name="ro1">
          <table:table-cell office:value-type="float" office:value="1003">
            <text:p>1.003,00 </text:p>
          </table:table-cell>
          <table:table-cell office:value-type="float" office:value="1031.54">
            <text:p>1.031,54 </text:p>
          </table:table-cell>
          <table:table-cell office:value-type="float" office:value="1017.65">
            <text:p>1.017,65 </text:p>
          </table:table-cell>
          <table:table-cell office:value-type="float" office:value="979.96">
            <text:p>979,96 </text:p>
          </table:table-cell>
          <table:table-cell office:value-type="float" office:value="1013.52">
            <text:p>1.013,52 </text:p>
          </table:table-cell>
          <table:table-cell table:number-columns-repeated="2"/>
        </table:table-row>
        <table:table-row table:style-name="ro1">
          <table:table-cell office:value-type="float" office:value="999">
            <text:p>999,00 </text:p>
          </table:table-cell>
          <table:table-cell office:value-type="float" office:value="1039.08">
            <text:p>1.039,08 </text:p>
          </table:table-cell>
          <table:table-cell office:value-type="float" office:value="1034">
            <text:p>1.034,00 </text:p>
          </table:table-cell>
          <table:table-cell office:value-type="float" office:value="1001">
            <text:p>1.001,00 </text:p>
          </table:table-cell>
          <table:table-cell office:value-type="float" office:value="999.11">
            <text:p>999,11 </text:p>
          </table:table-cell>
          <table:table-cell table:number-columns-repeated="2"/>
        </table:table-row>
        <table:table-row table:style-name="ro1">
          <table:table-cell office:value-type="float" office:value="1015.25">
            <text:p>1.015,25 </text:p>
          </table:table-cell>
          <table:table-cell office:value-type="float" office:value="1020">
            <text:p>1.020,00 </text:p>
          </table:table-cell>
          <table:table-cell office:value-type="float" office:value="1010">
            <text:p>1.010,00 </text:p>
          </table:table-cell>
          <table:table-cell office:value-type="float" office:value="1006.9">
            <text:p>1.006,90 </text:p>
          </table:table-cell>
          <table:table-cell office:value-type="float" office:value="1011.67">
            <text:p>1.011,67 </text:p>
          </table:table-cell>
          <table:table-cell table:number-columns-repeated="2"/>
        </table:table-row>
        <table:table-row table:style-name="ro1">
          <table:table-cell office:value-type="float" office:value="978.48">
            <text:p>978,48 </text:p>
          </table:table-cell>
          <table:table-cell office:value-type="float" office:value="995.55">
            <text:p>995,55 </text:p>
          </table:table-cell>
          <table:table-cell office:value-type="float" office:value="989.48">
            <text:p>989,48 </text:p>
          </table:table-cell>
          <table:table-cell office:value-type="float" office:value="1006.95">
            <text:p>1.006,95 </text:p>
          </table:table-cell>
          <table:table-cell office:value-type="float" office:value="1002.07">
            <text:p>1.002,07 </text:p>
          </table:table-cell>
          <table:table-cell table:number-columns-repeated="2"/>
        </table:table-row>
        <table:table-row table:style-name="ro1">
          <table:table-cell office:value-type="float" office:value="1021.71">
            <text:p>1.021,71 </text:p>
          </table:table-cell>
          <table:table-cell office:value-type="float" office:value="1026">
            <text:p>1.026,00 </text:p>
          </table:table-cell>
          <table:table-cell office:value-type="float" office:value="1065.55">
            <text:p>1.065,55 </text:p>
          </table:table-cell>
          <table:table-cell office:value-type="float" office:value="1050">
            <text:p>1.050,00 </text:p>
          </table:table-cell>
          <table:table-cell office:value-type="float" office:value="1041.78">
            <text:p>1.041,78 </text:p>
          </table:table-cell>
          <table:table-cell table:number-columns-repeated="2"/>
        </table:table-row>
        <table:table-row table:style-name="ro1">
          <table:table-cell office:value-type="float" office:value="1038.32">
            <text:p>1.038,32 </text:p>
          </table:table-cell>
          <table:table-cell office:value-type="float" office:value="1013.77">
            <text:p>1.013,77 </text:p>
          </table:table-cell>
          <table:table-cell office:value-type="float" office:value="1009.32">
            <text:p>1.009,32 </text:p>
          </table:table-cell>
          <table:table-cell office:value-type="float" office:value="998.27">
            <text:p>998,27 </text:p>
          </table:table-cell>
          <table:table-cell office:value-type="float" office:value="980.34">
            <text:p>980,34 </text:p>
          </table:table-cell>
          <table:table-cell table:number-columns-repeated="2"/>
        </table:table-row>
        <table:table-row table:style-name="ro1">
          <table:table-cell office:value-type="float" office:value="1050">
            <text:p>1.050,00 </text:p>
          </table:table-cell>
          <table:table-cell office:value-type="float" office:value="1001.73">
            <text:p>1.001,73 </text:p>
          </table:table-cell>
          <table:table-cell office:value-type="float" office:value="1045">
            <text:p>1.045,00 </text:p>
          </table:table-cell>
          <table:table-cell office:value-type="float" office:value="1023.59">
            <text:p>1.023,59 </text:p>
          </table:table-cell>
          <table:table-cell office:value-type="float" office:value="1036">
            <text:p>1.036,00 </text:p>
          </table:table-cell>
          <table:table-cell table:number-columns-repeated="2"/>
        </table:table-row>
        <table:table-row table:style-name="ro1">
          <table:table-cell office:value-type="float" office:value="1040.13">
            <text:p>1.040,13 </text:p>
          </table:table-cell>
          <table:table-cell office:value-type="float" office:value="1025.99">
            <text:p>1.025,99 </text:p>
          </table:table-cell>
          <table:table-cell office:value-type="float" office:value="985.04">
            <text:p>985,04 </text:p>
          </table:table-cell>
          <table:table-cell office:value-type="float" office:value="1000">
            <text:p>1.000,00 </text:p>
          </table:table-cell>
          <table:table-cell office:value-type="float" office:value="1011">
            <text:p>1.011,00 </text:p>
          </table:table-cell>
          <table:table-cell table:number-columns-repeated="2"/>
        </table:table-row>
        <table:table-row table:style-name="ro1">
          <table:table-cell office:value-type="float" office:value="1000.13">
            <text:p>1.000,13 </text:p>
          </table:table-cell>
          <table:table-cell office:value-type="float" office:value="1018.76">
            <text:p>1.018,76 </text:p>
          </table:table-cell>
          <table:table-cell office:value-type="float" office:value="996.8">
            <text:p>996,80 </text:p>
          </table:table-cell>
          <table:table-cell office:value-type="float" office:value="1056.75">
            <text:p>1.056,75 </text:p>
          </table:table-cell>
          <table:table-cell office:value-type="float" office:value="1024.6">
            <text:p>1.024,60 </text:p>
          </table:table-cell>
          <table:table-cell table:number-columns-repeated="2"/>
        </table:table-row>
        <table:table-row table:style-name="ro1">
          <table:table-cell office:value-type="float" office:value="975.07">
            <text:p>975,07 </text:p>
          </table:table-cell>
          <table:table-cell office:value-type="float" office:value="1036.42">
            <text:p>1.036,42 </text:p>
          </table:table-cell>
          <table:table-cell office:value-type="float" office:value="1020.49">
            <text:p>1.020,49 </text:p>
          </table:table-cell>
          <table:table-cell office:value-type="float" office:value="1012.66">
            <text:p>1.012,66 </text:p>
          </table:table-cell>
          <table:table-cell office:value-type="float" office:value="1003.89">
            <text:p>1.003,89 </text:p>
          </table:table-cell>
          <table:table-cell table:number-columns-repeated="2"/>
        </table:table-row>
        <table:table-row table:style-name="ro1">
          <table:table-cell office:value-type="float" office:value="992.37">
            <text:p>992,37 </text:p>
          </table:table-cell>
          <table:table-cell office:value-type="float" office:value="962.4">
            <text:p>962,40 </text:p>
          </table:table-cell>
          <table:table-cell office:value-type="float" office:value="1019.46">
            <text:p>1.019,46 </text:p>
          </table:table-cell>
          <table:table-cell office:value-type="float" office:value="1059.09">
            <text:p>1.059,09 </text:p>
          </table:table-cell>
          <table:table-cell office:value-type="float" office:value="1045.39">
            <text:p>1.045,39 </text:p>
          </table:table-cell>
          <table:table-cell table:number-columns-repeated="2"/>
        </table:table-row>
        <table:table-row table:style-name="ro1">
          <table:table-cell office:value-type="float" office:value="993.8">
            <text:p>993,80 </text:p>
          </table:table-cell>
          <table:table-cell office:value-type="float" office:value="1003.28">
            <text:p>1.003,28 </text:p>
          </table:table-cell>
          <table:table-cell office:value-type="float" office:value="1005.36">
            <text:p>1.005,36 </text:p>
          </table:table-cell>
          <table:table-cell office:value-type="float" office:value="1022.28">
            <text:p>1.022,28 </text:p>
          </table:table-cell>
          <table:table-cell office:value-type="float" office:value="971.96">
            <text:p>971,96 </text:p>
          </table:table-cell>
          <table:table-cell table:number-columns-repeated="2"/>
        </table:table-row>
        <table:table-row table:style-name="ro1">
          <table:table-cell office:value-type="float" office:value="988.47">
            <text:p>988,47 </text:p>
          </table:table-cell>
          <table:table-cell office:value-type="float" office:value="984.03">
            <text:p>984,03 </text:p>
          </table:table-cell>
          <table:table-cell office:value-type="float" office:value="982.06">
            <text:p>982,06 </text:p>
          </table:table-cell>
          <table:table-cell office:value-type="float" office:value="988.64">
            <text:p>988,64 </text:p>
          </table:table-cell>
          <table:table-cell office:value-type="float" office:value="978.32">
            <text:p>978,32 </text:p>
          </table:table-cell>
          <table:table-cell table:number-columns-repeated="2"/>
        </table:table-row>
        <table:table-row table:style-name="ro1">
          <table:table-cell office:value-type="float" office:value="1049.23">
            <text:p>1.049,23 </text:p>
          </table:table-cell>
          <table:table-cell office:value-type="float" office:value="1035.78">
            <text:p>1.035,78 </text:p>
          </table:table-cell>
          <table:table-cell office:value-type="float" office:value="999">
            <text:p>999,00 </text:p>
          </table:table-cell>
          <table:table-cell office:value-type="float" office:value="1011">
            <text:p>1.011,00 </text:p>
          </table:table-cell>
          <table:table-cell office:value-type="float" office:value="1008.32">
            <text:p>1.008,32 </text:p>
          </table:table-cell>
          <table:table-cell table:number-columns-repeated="2"/>
        </table:table-row>
        <table:table-row table:style-name="ro1">
          <table:table-cell office:value-type="float" office:value="1028.27">
            <text:p>1.028,27 </text:p>
          </table:table-cell>
          <table:table-cell office:value-type="float" office:value="997.39">
            <text:p>997,39 </text:p>
          </table:table-cell>
          <table:table-cell office:value-type="float" office:value="1038.43">
            <text:p>1.038,43 </text:p>
          </table:table-cell>
          <table:table-cell office:value-type="float" office:value="1017.86">
            <text:p>1.017,86 </text:p>
          </table:table-cell>
          <table:table-cell office:value-type="float" office:value="987.317">
            <text:p>987,32 </text:p>
          </table:table-cell>
          <table:table-cell table:number-columns-repeated="2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7">17/10/2010</text:date>, <text:time>00:54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derson  Santana</meta:initial-creator>
    <meta:creation-date>2010-10-17T00:40:25</meta:creation-date>
    <dc:date>2010-10-17T00:54:44</dc:date>
    <dc:creator>Sanderson  Santana</dc:creator>
    <meta:editing-duration>PT00H06M38S</meta:editing-duration>
    <meta:editing-cycles>4</meta:editing-cycles>
    <meta:generator>BrOffice.org/3.2$Unix OpenOffice.org_project/320m18$Build-9502</meta:generator>
    <meta:document-statistic meta:table-count="3" meta:cell-count="126" meta:object-count="0"/>
  </office:meta>
</office:document-meta>
</file>